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6.15cm" fo:min-width="6.8cm"/>
    </style:style>
    <style:style style:name="gr2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53cm" fo:min-width="4.58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3.63cm" fo:min-width="4.58cm" fo:padding-top="0.135cm" fo:padding-bottom="0.135cm" fo:padding-left="0.26cm" fo:padding-right="0.26cm"/>
    </style:style>
    <style:style style:name="P1" style:family="paragraph">
      <style:paragraph-properties fo:text-align="start"/>
      <style:text-properties fo:font-size="12pt" style:font-size-asian="18pt" style:font-size-complex="18pt"/>
    </style:style>
    <style:style style:name="P2" style:family="paragraph">
      <style:paragraph-properties fo:text-align="start"/>
      <style:text-properties fo:font-size="12pt"/>
    </style:style>
    <style:style style:name="P3" style:family="paragraph">
      <loext:graphic-properties draw:fill="none"/>
      <style:paragraph-properties fo:text-align="start"/>
      <style:text-properties fo:font-size="12pt"/>
    </style:style>
    <style:style style:name="T1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6.4cm" svg:x="0.1cm" svg:y="0.1cm">
          <text:p text:style-name="P1"><text:span text:style-name="T1">input: 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0.8cm" svg:x="0.3cm" svg:y="0.7cm">
          <text:p text:style-name="P2">goto loo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cm" svg:height="3.9cm" svg:x="0.3cm" svg:y="1.6cm">
          <text:p text:style-name="P2">x← phi(1, x’)</text:p>
          <text:p text:style-name="P2">t_1=S/x</text:p>
          <text:p text:style-name="P2">t_2=x+t_1</text:p>
          <text:p text:style-name="P2">x’=t_2/2</text:p>
          <text:p text:style-name="P2">i←phi(0, i’)</text:p>
          <text:p text:style-name="P2">i’←i+1</text:p>
          <text:p text:style-name="P2">C←i’ &lt; n</text:p>
          <text:p text:style-name="P2">If c goto loop else exit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0.8cm" svg:x="0.3cm" svg:y="5.6cm">
          <text:p text:style-name="P2">return 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cm" svg:height="6.4cm" svg:x="7.6cm" svg:y="0.1cm">
          <text:p text:style-name="P1"><text:span text:style-name="T1">input: 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0.8cm" svg:x="7.8cm" svg:y="0.7cm">
          <text:p text:style-name="P2">goto loo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cm" svg:height="3.9cm" svg:x="7.8cm" svg:y="1.6cm">
          <text:p text:style-name="P2">x← phi(1, x’)</text:p>
          <text:p text:style-name="P2">t_1=S/x</text:p>
          <text:p text:style-name="P2">t_2=x+t_1</text:p>
          <text:p text:style-name="P2">x’=t_2/2</text:p>
          <text:p text:style-name="P2">i←phi(0, i’)</text:p>
          <text:p text:style-name="P2">i’←i+1</text:p>
          <text:p text:style-name="P2">C←i’ &lt; n</text:p>
          <text:p text:style-name="P2">If c goto loop else exit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cm" svg:height="0.8cm" svg:x="7.8cm" svg:y="5.6cm">
          <text:p text:style-name="P2">return 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4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20:27:14.182241241</meta:creation-date>
    <dc:date>2019-04-30T21:04:15.845952933</dc:date>
    <meta:editing-duration>PT15M11S</meta:editing-duration>
    <meta:editing-cycles>1</meta:editing-cycles>
    <meta:document-statistic meta:object-count="8"/>
    <meta:generator>LibreOffice/6.0.7.3$Linux_X86_64 LibreOffice_project/00m0$Build-3</meta:generator>
  </office:meta>
</office:document-meta>
</file>